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 style:master-page-name="MP0">
      <style:paragraph-properties style:page-number="auto" fo:break-before="page"/>
      <style:text-properties fo:font-size="28pt" style:text-underline-style="solid" style:text-underline-width="auto" style:text-underline-color="font-color" fo:font-weight="bold" style:text-underline-mode="continuous" style:text-overline-mode="continuous" style:text-line-through-mode="continuous" style:font-size-asian="28pt" style:font-weight-asian="bold" style:font-size-complex="28pt" style:font-weight-complex="bold"/>
    </style:style>
    <style:style style:name="P4" style:family="paragraph" style:parent-style-name="Standard"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M :Magmortis</text:p>
      <text:p text:style-name="P1"/>
      <text:p text:style-name="P1">NOM -} Magma + Mort</text:p>
      <text:p text:style-name="P1"/>
      <text:p text:style-name="P1">Type Feu + Roche</text:p>
      <text:p text:style-name="Standard"/>
      <text:p text:style-name="P1">Evolution : None</text:p>
      <text:p text:style-name="P1"/>
      <text:p text:style-name="P1">Les attaques :<text:tab/><text:tab/><text:tab/><text:tab/><text:tab/><text:tab/><text:tab/>Une image si possible</text:p>
      <text:p text:style-name="P1"/>
      <text:p text:style-name="P1">Niv1 : Flammèche</text:p>
      <text:p text:style-name="P1">Niv3 : Tunnel</text:p>
      <text:p text:style-name="P1">Niv7 :Charge</text:p>
      <text:p text:style-name="P1">Niv10 : Grâce des flammes (regenere 5 attaques aléatoires 30% de réussite)</text:p>
      <text:p text:style-name="P1">Niv.20 : <text:s/>Ecrasement ( Enlève 5 attaques aléatoires au monstre attaqué)</text:p>
      <text:p text:style-name="P1">Niv40 : Don des flammes ( regenere 15% de vie) </text:p>
      <text:p text:style-name="P1">Niv 44 : Eboulement (paralise 35% réussite) </text:p>
      <text:p text:style-name="P1">Niv.72 : Tourbiflamme (brûle tous les pokemons en combat) 3/3</text:p>
      <text:p text:style-name="P1">Niv 100 : MegaBrasier(midlife + 5% des pv initiaux par tour) 1/1</text:p>
      <text:p text:style-name="P1"/>
      <text:p text:style-name="P1">Description : Cet Opmon oublié au fil du temps est à l'origine de la disparition d'une ancienne génération de monstres combattants</text:p>
      <text:p text:style-name="P1"/>
      <text:p text:style-name="P1">Stats : </text:p>
      <text:p text:style-name="P1"/>
      <text:p text:style-name="P1">Ev :1*PV / 1*DEF</text:p>
      <text:p text:style-name="P1">XP Niveau 100 : 1 860 000</text:p>
      <text:p text:style-name="P1"/>
      <text:p text:style-name="P1">PV : 150 </text:p>
      <text:p text:style-name="P1">Attaque : 76</text:p>
      <text:p text:style-name="P1">Defense : 54</text:p>
      <text:p text:style-name="P1">ATKSPE : 89</text:p>
      <text:p text:style-name="P1">DEFSPE : 48</text:p>
      <text:p text:style-name="P1">Vitesse : 60</text:p>
      <text:p text:style-name="P1">Taux capture : 4 </text:p>
      <text:p text:style-name="P1">Mensurations : 3,64m <text:s/>/  532 kg</text:p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creator>LYCEE LESAGE</dc:creator>
    <meta:creation-date>2016-10-29T13:25:00Z</meta:creation-date>
    <dc:date>2017-03-10T14:33:57.99</dc:date>
    <meta:editing-cycles>6</meta:editing-cycles>
    <meta:editing-duration>PT1H36M39S</meta:editing-duration>
    <meta:document-statistic meta:table-count="0" meta:image-count="0" meta:object-count="0" meta:page-count="1" meta:paragraph-count="26" meta:word-count="153" meta:character-count="803"/>
    <meta:template xlink:type="simple" xlink:actuate="onRequest" xlink:title="" xlink:href="../Fiche%20type%20OpMons.odt/Normal.dotm"/>
  </office:meta>
</office:document-meta>
</file>